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25-01-19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7512" calcext:value-type="float">
            <text:p>80.6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24-01-05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23-01-06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22-01-06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21-01-07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20-02-13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20-01-05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19-01-05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18-01-0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17-01-06 14:3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16-01-05 13:17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15-01-05 21:49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14-01-05 20:59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13-01-06 14:06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12-01-06 19:3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11-01-07 15:45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6128" calcext:value-type="float">
            <text:p>74.17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10-01-05 18:0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09-01-08 14:1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08-01-07 22:56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07-01-24 14:1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06-01-08 17:45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8232" calcext:value-type="float">
            <text:p>71.1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05-01-11 23:1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04-01-05 20:3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03-01-09 23:22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03-01-09 19:3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02-01-06 19:37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01-01-05 20:3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2000-01-06 21:1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0455301</text:p>
          </table:table-cell>
          <table:table-cell office:value-type="string" calcext:value-type="string">
            <text:p>1999-01-06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